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paragraph-rsid="000aeac9"/>
    </style:style>
    <style:style style:name="P2" style:family="paragraph" style:parent-style-name="Standard">
      <style:text-properties fo:language="ru" fo:country="RU" officeooo:paragraph-rsid="000aeac9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0d8d42" officeooo:paragraph-rsid="000d8d42"/>
    </style:style>
    <style:style style:name="P4" style:family="paragraph" style:parent-style-name="Standard" style:master-page-name="">
      <loext:graphic-properties draw:fill="none"/>
      <style:paragraph-properties fo:margin-left="3.898in" fo:margin-right="0in" fo:text-align="start" style:justify-single-word="false" fo:text-indent="0in" style:auto-text-indent="false" style:page-number="auto" fo:background-color="transparent"/>
      <style:text-properties fo:language="ru" fo:country="RU" officeooo:paragraph-rsid="000aeac9"/>
    </style:style>
    <style:style style:name="P5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fo:language="ru" fo:country="RU" officeooo:paragraph-rsid="000aeac9"/>
    </style:style>
    <style:style style:name="P6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fo:language="ru" fo:country="RU" officeooo:rsid="000d8d42" officeooo:paragraph-rsid="000d8d42"/>
    </style:style>
    <style:style style:name="P7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fo:language="ru" fo:country="RU" officeooo:paragraph-rsid="000d8d42"/>
    </style:style>
    <style:style style:name="P8" style:family="paragraph" style:parent-style-name="Standard">
      <style:text-properties fo:language="ru" fo:country="RU"/>
    </style:style>
    <style:style style:name="P9" style:family="paragraph" style:parent-style-name="Heading_20_2">
      <style:text-properties fo:language="ru" fo:country="RU" officeooo:rsid="000d8d42" officeooo:paragraph-rsid="000d8d42"/>
    </style:style>
    <style:style style:name="P10" style:family="paragraph" style:parent-style-name="Text_20_body">
      <style:text-properties fo:language="ru" fo:country="RU" officeooo:rsid="000d8d42" officeooo:paragraph-rsid="000d8d42"/>
    </style:style>
    <style:style style:name="P11" style:family="paragraph" style:parent-style-name="Heading_20_3">
      <style:text-properties officeooo:rsid="000d8d42" officeooo:paragraph-rsid="000d8d42"/>
    </style:style>
    <style:style style:name="P12" style:family="paragraph" style:parent-style-name="Text_20_body" style:list-style-name="Numbering_20_123">
      <style:text-properties officeooo:paragraph-rsid="000d8d42"/>
    </style:style>
    <style:style style:name="P13" style:family="paragraph" style:parent-style-name="Heading_20_2">
      <style:text-properties officeooo:rsid="000d8d42" officeooo:paragraph-rsid="000d8d42"/>
    </style:style>
    <style:style style:name="P14" style:family="paragraph" style:parent-style-name="Text_20_body">
      <style:text-properties officeooo:paragraph-rsid="000d8d42"/>
    </style:style>
    <style:style style:name="P15" style:family="paragraph" style:parent-style-name="Heading_20_2">
      <style:text-properties officeooo:rsid="000f45d4" officeooo:paragraph-rsid="000f45d4"/>
    </style:style>
    <style:style style:name="P16" style:family="paragraph" style:parent-style-name="Text_20_body">
      <style:text-properties fo:font-weight="bold" officeooo:rsid="000f45d4" officeooo:paragraph-rsid="000f45d4" style:font-weight-asian="bold" style:font-weight-complex="bold"/>
    </style:style>
    <style:style style:name="P17" style:family="paragraph" style:parent-style-name="Text_20_body">
      <style:text-properties officeooo:paragraph-rsid="000f45d4"/>
    </style:style>
    <style:style style:name="P18" style:family="paragraph" style:parent-style-name="Text_20_body">
      <style:text-properties officeooo:rsid="000f45d4" officeooo:paragraph-rsid="000f45d4"/>
    </style:style>
    <style:style style:name="P19" style:family="paragraph" style:parent-style-name="Text_20_body">
      <style:text-properties fo:font-weight="normal" officeooo:rsid="000f45d4" officeooo:paragraph-rsid="000f45d4" style:font-weight-asian="normal" style:font-weight-complex="normal"/>
    </style:style>
    <style:style style:name="P20" style:family="paragraph" style:parent-style-name="Text_20_body">
      <style:text-properties officeooo:rsid="000d8d42" officeooo:paragraph-rsid="000d8d42"/>
    </style:style>
    <style:style style:name="P21" style:family="paragraph" style:parent-style-name="Text_20_body">
      <style:text-properties officeooo:rsid="000dd3cb" officeooo:paragraph-rsid="000dd3cb"/>
    </style:style>
    <style:style style:name="P22" style:family="paragraph" style:parent-style-name="Heading_20_2">
      <style:text-properties officeooo:rsid="000dd3cb" officeooo:paragraph-rsid="000dd3cb"/>
    </style:style>
    <style:style style:name="T1" style:family="text">
      <style:text-properties officeooo:rsid="000aeac9"/>
    </style:style>
    <style:style style:name="T2" style:family="text">
      <style:text-properties officeooo:rsid="000d8d4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f45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Мастер класс №1</text:p>
      <text:p text:style-name="P3">Вариант №1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ыполнил</text:p>
      <text:p text:style-name="P5">Путинцев Данил Денисович</text:p>
      <text:p text:style-name="P5">Группа P3<text:span text:style-name="T1">3</text:span>07</text:p>
      <text:p text:style-name="P6">ИСУ: 409425</text:p>
      <text:p text:style-name="P5">Проверил(а)</text:p>
      <text:p text:style-name="P7">Преподаватель: </text:p>
      <text:p text:style-name="P6">Гончаров Алексей Андреевчи</text:p>
      <text:p text:style-name="P8"><text:line-break/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 202<text:span text:style-name="T1">5</text:span> год</text:p>
      <text:h text:style-name="P9" text:outline-level="2"><text:soft-page-break/>Текст задания</text:h>
      <text:p text:style-name="P10">Разработать систему управления доступом с использованием 4-разрядного семисегментного индикатора, мембранной клавиатуры и светодиодов для имитации процесса ввода кода из 4-ёх цифр.</text:p>
      <text:h text:style-name="P11" text:outline-level="3">Задачи:</text:h>
      <text:list text:style-name="Numbering_20_123">
        <text:list-item>
          <text:p text:style-name="P12">Реализовать динамическую индикацию для вывода символов на 4-разрядный семисегментный индикатор.</text:p>
        </text:list-item>
        <text:list-item>
          <text:p text:style-name="P12">Организовать опрос мембранной клавиатуры <text:span text:style-name="T2">3</text:span>x4.</text:p>
        </text:list-item>
        <text:list-item>
          <text:p text:style-name="P12">Реализовать конечный автомат состояний для управления меню системы.</text:p>
        </text:list-item>
        <text:list-item>
          <text:p text:style-name="P12">Реализовать обработку ввода и проверку PIN-кода.</text:p>
        </text:list-item>
        <text:list-item>
          <text:p text:style-name="P12">Использовать светодиоды для индикации состояния системы (доступ разрешен/запрещен, режим настройки).</text:p>
        </text:list-item>
      </text:list>
      <text:h text:style-name="P13" text:outline-level="2">Ссылка на реализацию</text:h>
      <text:p text:style-name="P14"><text:a xlink:type="simple" xlink:href="https://wokwi.com/projects/442600401165747201" text:style-name="Internet_20_link" text:visited-style-name="Visited_20_Internet_20_Link">https://wokwi.com/projects/442600401165747201</text:a></text:p>
      <text:h text:style-name="P15" text:outline-level="2" text:is-list-header="true">Изменения в коде</text:h>
      <text:p text:style-name="P16">Подключил еще 2 светодиода:</text:p>
      <text:p text:style-name="P17"><text:span text:style-name="T3">void initGPIO()</text:span><text:span text:style-name="T3"> </text:span>{</text:p>
      <text:p text:style-name="P17"><text:s text:c="2"/>// Включаем тактирование GPIOA и GPIOB</text:p>
      <text:p text:style-name="P17"><text:s text:c="2"/>RCC-&gt;AHBENR |= RCC_AHBENR_GPIOAEN | RCC_AHBENR_GPIOBEN;</text:p>
      <text:p text:style-name="P17"/>
      <text:p text:style-name="P17"><text:s text:c="2"/>GPIOA-&gt;MODER = (GPIOA-&gt;MODER &amp; ~(3 &lt;&lt; 10 | 3 &lt;&lt; 18 | 3 &lt;&lt; 30)) </text:p>
      <text:p text:style-name="P17"><text:s text:c="15"/>| (1 &lt;&lt; 10) | (1 &lt;&lt; 18) | (1 &lt;&lt; 30);</text:p>
      <text:p text:style-name="P17"/>
      <text:p text:style-name="P17"><text:s text:c="2"/>GPIOA-&gt;OTYPER &amp;= ~((1 &lt;&lt; 5) | (1 &lt;&lt; 9) | (1 &lt;&lt; 15));</text:p>
      <text:p text:style-name="P17"><text:s text:c="2"/>GPIOA-&gt;OSPEEDR |= (1 &lt;&lt; 10) | (1 &lt;&lt; 18) | (1 &lt;&lt; 30);</text:p>
      <text:p text:style-name="P17">}</text:p>
      <text:p text:style-name="P18"/>
      <text:p text:style-name="P16">Переписал логику в main:</text:p>
      <text:p text:style-name="P18">int main(void) {</text:p>
      <text:p text:style-name="P18"><text:soft-page-break/><text:s text:c="2"/>initGPIO();</text:p>
      <text:p text:style-name="P18"><text:s text:c="2"/>initUSART2();</text:p>
      <text:p text:style-name="P18"><text:s text:c="2"/>initSysTick();</text:p>
      <text:p text:style-name="P18"><text:s text:c="2"/>initKeyboard();</text:p>
      <text:p text:style-name="P18"><text:s text:c="2"/>tm1637_init();</text:p>
      <text:p text:style-name="P18"/>
      <text:p text:style-name="P18"><text:s text:c="2"/>printf("Hello, %s!\n", "Wokwi Simulation");</text:p>
      <text:p text:style-name="P18"/>
      <text:p text:style-name="P18"><text:s text:c="2"/>while (1) { <text:s text:c="3"/></text:p>
      <text:p text:style-name="P18"><text:s text:c="4"/>if (code &gt; 0) {</text:p>
      <text:p text:style-name="P18"><text:s text:c="8"/>if (counter == code) {</text:p>
      <text:p text:style-name="P18"><text:s text:c="12"/>GPIOA-&gt;ODR = (GPIOA-&gt;ODR &amp; ~(1 &lt;&lt; 15)) | (1 &lt;&lt; 9);</text:p>
      <text:p text:style-name="P18"><text:s text:c="8"/>}</text:p>
      <text:p text:style-name="P18"><text:s text:c="8"/>else {</text:p>
      <text:p text:style-name="P18"><text:s text:c="12"/>GPIOA-&gt;ODR = (GPIOA-&gt;ODR &amp; ~(1 &lt;&lt; 9)) | (1 &lt;&lt; 15);</text:p>
      <text:p text:style-name="P18"><text:s text:c="8"/>}</text:p>
      <text:p text:style-name="P18"><text:s text:c="4"/>}</text:p>
      <text:p text:style-name="P18"><text:s text:c="4"/>if (has_code) {</text:p>
      <text:p text:style-name="P18"><text:s text:c="6"/>GPIOA-&gt;ODR = (GPIOA-&gt;ODR &amp; ~((1 &lt;&lt; 9) | (1 &lt;&lt; 15))) | (1 &lt;&lt; 5);</text:p>
      <text:p text:style-name="P18"><text:s text:c="4"/>}</text:p>
      <text:p text:style-name="P18"><text:s text:c="4"/>else {</text:p>
      <text:p text:style-name="P18"><text:s text:c="6"/>GPIOA-&gt;ODR &amp;= ~(1 &lt;&lt; 5);</text:p>
      <text:p text:style-name="P18"><text:s text:c="4"/>}</text:p>
      <text:p text:style-name="P18"><text:s text:c="4"/>tm1637_update();</text:p>
      <text:p text:style-name="P18"><text:s text:c="4"/>scanKeyboard();</text:p>
      <text:p text:style-name="P18"><text:s text:c="2"/>}</text:p>
      <text:p text:style-name="P18"/>
      <text:p text:style-name="P18"><text:s text:c="2"/>return 0;</text:p>
      <text:p text:style-name="P18">}</text:p>
      <text:p text:style-name="P18"/>
      <text:p text:style-name="P16"><text:soft-page-break/>Завел новые переменные для логики:</text:p>
      <text:p text:style-name="P19">has_code = 0;</text:p>
      <text:p text:style-name="P19">code = 0;</text:p>
      <text:p text:style-name="P19">buffer_symbol = '\0';</text:p>
      <text:p text:style-name="P19"/>
      <text:p text:style-name="P16">Добавил новых функций в tm1637.c:</text:p>
      <text:p text:style-name="P19">void tm1637_update(void) {</text:p>
      <text:p text:style-name="P19"><text:s text:c="2"/>if ((tickCount - last_display_update) &gt;= 1000) {</text:p>
      <text:p text:style-name="P19"><text:s text:c="4"/>tm1637_delete_last_digit();</text:p>
      <text:p text:style-name="P19"><text:s text:c="4"/>tm1637_clear_display();</text:p>
      <text:p text:style-name="P19"><text:s text:c="4"/>tm1637_display_number(counter);</text:p>
      <text:p text:style-name="P19"><text:s text:c="4"/>tm1637_input_spec_symbol();</text:p>
      <text:p text:style-name="P19"><text:s text:c="4"/>tm1637_input_digit();</text:p>
      <text:p text:style-name="P19"><text:s text:c="2"/>}</text:p>
      <text:p text:style-name="P19">}</text:p>
      <text:p text:style-name="P19"/>
      <text:p text:style-name="P19">void tm1637_input_spec_symbol(void) {</text:p>
      <text:p text:style-name="P19"><text:s text:c="2"/>if (buffer_symbol == '*') {</text:p>
      <text:p text:style-name="P19"><text:s text:c="4"/>if (lastKey == '*') {</text:p>
      <text:p text:style-name="P19"><text:s text:c="6"/>has_code = 1;</text:p>
      <text:p text:style-name="P19"><text:s text:c="6"/>buffer_symbol = '\0';</text:p>
      <text:p text:style-name="P19"><text:s text:c="6"/>lastKey = '\0';</text:p>
      <text:p text:style-name="P19"><text:s text:c="6"/>code = 0;</text:p>
      <text:p text:style-name="P19"><text:s text:c="4"/>}</text:p>
      <text:p text:style-name="P19"><text:s text:c="4"/>// else if (lastKey == '#') {</text:p>
      <text:p text:style-name="P19"><text:s text:c="4"/>// <text:s text:c="2"/>has_code = 0;</text:p>
      <text:p text:style-name="P19"><text:s text:c="4"/>// <text:s text:c="2"/>buffer_symbol = '\0';</text:p>
      <text:p text:style-name="P19"><text:s text:c="4"/>// }</text:p>
      <text:p text:style-name="P19"><text:s text:c="2"/>}</text:p>
      <text:p text:style-name="P19"><text:s text:c="2"/>else if (buffer_symbol == '#') {</text:p>
      <text:p text:style-name="P19"><text:soft-page-break/><text:s text:c="4"/>if (lastKey == '#') {</text:p>
      <text:p text:style-name="P19"><text:s text:c="6"/>has_code = 0;</text:p>
      <text:p text:style-name="P19"><text:s text:c="6"/>code = counter;</text:p>
      <text:p text:style-name="P19"><text:s text:c="6"/>buffer_symbol = '\0';</text:p>
      <text:p text:style-name="P19"><text:s text:c="6"/>lastKey = '\0';</text:p>
      <text:p text:style-name="P19"><text:s text:c="6"/>counter = 0;</text:p>
      <text:p text:style-name="P19"><text:s text:c="4"/>}</text:p>
      <text:p text:style-name="P19"><text:s text:c="2"/>}</text:p>
      <text:p text:style-name="P19"><text:s text:c="2"/>else if (lastKey == '*' || lastKey == '#') {</text:p>
      <text:p text:style-name="P19"><text:s text:c="4"/>buffer_symbol = lastKey;</text:p>
      <text:p text:style-name="P19"><text:s text:c="4"/>lastKey = '\0';</text:p>
      <text:p text:style-name="P19"><text:s text:c="2"/>}</text:p>
      <text:p text:style-name="P19"><text:s text:c="2"/>else {</text:p>
      <text:p text:style-name="P19"><text:s text:c="4"/>buffer_symbol = '\0';</text:p>
      <text:p text:style-name="P19"><text:s text:c="2"/>}</text:p>
      <text:p text:style-name="P19"><text:s text:c="2"/></text:p>
      <text:p text:style-name="P19">}</text:p>
      <text:p text:style-name="P19"/>
      <text:p text:style-name="P19">//Функция для ввода символов на 4-х разрядный индикатор</text:p>
      <text:p text:style-name="P19">void tm1637_input_digit(void) {</text:p>
      <text:p text:style-name="P19"><text:s text:c="2"/>if (lastKey != '\0' &amp;&amp; lastKey != '*' &amp;&amp; lastKey != '#' &amp;&amp; counter &lt; 1000) {</text:p>
      <text:p text:style-name="P19"><text:s text:c="4"/>int new_digit = lastKey - '0';</text:p>
      <text:p text:style-name="P19"><text:s text:c="4"/>counter *= 10;</text:p>
      <text:p text:style-name="P19"><text:s text:c="4"/>counter += new_digit;</text:p>
      <text:p text:style-name="P19"><text:s text:c="4"/>tm1637_display_number(counter);</text:p>
      <text:p text:style-name="P19"><text:s text:c="4"/>lastKey = '\0';</text:p>
      <text:p text:style-name="P19"><text:s text:c="2"/>}</text:p>
      <text:p text:style-name="P19">}</text:p>
      <text:p text:style-name="P19"/>
      <text:p text:style-name="P19">//При нажатии на * удалить последний символ</text:p>
      <text:p text:style-name="P19"><text:soft-page-break/>void tm1637_delete_last_digit(void) {</text:p>
      <text:p text:style-name="P19"><text:s text:c="2"/>if (lastKey == '*' &amp;&amp; counter &gt; 0 &amp;&amp; has_code == 0) {</text:p>
      <text:p text:style-name="P19"><text:s text:c="4"/>if (counter &lt; 10) {</text:p>
      <text:p text:style-name="P19"><text:s text:c="6"/>counter = 0;</text:p>
      <text:p text:style-name="P19"><text:s text:c="4"/>}</text:p>
      <text:p text:style-name="P19"><text:s text:c="4"/>else {</text:p>
      <text:p text:style-name="P19"><text:s text:c="6"/>counter /= 10;</text:p>
      <text:p text:style-name="P19"><text:s text:c="4"/>}</text:p>
      <text:p text:style-name="P19"><text:s text:c="4"/>tm1637_display_number(counter);</text:p>
      <text:p text:style-name="P19"><text:s text:c="4"/>lastKey = '\0';</text:p>
      <text:p text:style-name="P19"><text:s text:c="2"/>}</text:p>
      <text:p text:style-name="P19">}</text:p>
      <text:p text:style-name="P19"/>
      <text:p text:style-name="P19">void tm1637_clear_display(void) {</text:p>
      <text:p text:style-name="P19"><text:s text:c="4"/>if (lastKey == '#' &amp;&amp; has_code == 0) {</text:p>
      <text:p text:style-name="P19"><text:s text:c="6"/>counter = 0;</text:p>
      <text:p text:style-name="P19"><text:s text:c="6"/>tm1637_display_number(counter);</text:p>
      <text:p text:style-name="P19"><text:s text:c="6"/>lastKey = '\0';</text:p>
      <text:p text:style-name="P19"><text:s text:c="4"/>}</text:p>
      <text:p text:style-name="P18"><text:span text:style-name="T3">}</text:span></text:p>
      <text:h text:style-name="P13" text:outline-level="2">Инструкция эксплуатации</text:h>
      <text:h text:style-name="P11" text:outline-level="3">Режим настройки</text:h>
      <text:p text:style-name="P20">Для входа в режим настройки необходимо нажать два раза подряд на кнопку «*»</text:p>
      <text:p text:style-name="P20">Во время режима настройки будет гореть led1 зеленым цветом.</text:p>
      <text:p text:style-name="P20">Во время режима настройки необходимо ввести код, который устройство должно запомнить. По сути задается код доступа.</text:p>
      <text:p text:style-name="P21">Код доступа должен быть меньше 10000 и больше 1</text:p>
      <text:p text:style-name="P20">Чтобы сохранить код доступа, нажмите два раза подряд на кнопку «#». На индикаторе сбросится код, а led1 перестанет гаснуть. Тем самым мы вышли из режима настройки</text:p>
      <text:p text:style-name="P20"><text:soft-page-break/></text:p>
      <text:h text:style-name="P11" text:outline-level="3">Рабочий режим</text:h>
      <text:p text:style-name="P21">Если не один светодиод не горит — значит код не установлен. Перейдите в режим настройки для задания кода</text:p>
      <text:p text:style-name="P21">После выхода из режима настройки будет гореть всегда гореть один из светодиодов.</text:p>
      <text:p text:style-name="P21">Код не может быть меньше или равен 0</text:p>
      <text:p text:style-name="P21">Если код правильный, то будет гореть зеленый светодиод</text:p>
      <text:p text:style-name="P21">Если код неверный, то будет гореть красный светодиод</text:p>
      <text:p text:style-name="P21">При нажатии на клавишу «*» стирается последний символ</text:p>
      <text:p text:style-name="P21">При нажатии на клавишу «#» стираются все символы</text:p>
      <text:p text:style-name="P21">Чтобы перейти в режим настройки на индикаторе должен быть 0</text:p>
      <text:p text:style-name="P21"/>
      <text:h text:style-name="P22" text:outline-level="2">Выводы</text:h>
      <text:p text:style-name="P21">Во время выполнения данной лабораторной работы я вспомнил язык программирования C, <text:span text:style-name="T4">познакомился с ключевым словом volatile, узнал чем embedded C отличается от desktop C и научился писать код, когда цикл в функции main() никогда не заканчивается</text:span></text:p>
      <text:p text:style-name="P20"/>
      <text:p text:style-name="P10"/>
      <text:p text:style-name="P10"/>
      <text:h text:style-name="Heading_20_2" text:outline-level="2" text:is-list-header="tru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1T21:12:38.730032167</meta:creation-date>
    <meta:generator>LibreOffice/25.8.1.1$Linux_X86_64 LibreOffice_project/54047653041915e595ad4e45cccea684809c77b5</meta:generator>
    <dc:date>2025-09-22T16:46:27.999879567</dc:date>
    <meta:editing-duration>PT27M33S</meta:editing-duration>
    <meta:editing-cycles>3</meta:editing-cycles>
    <meta:document-statistic meta:table-count="0" meta:image-count="0" meta:object-count="0" meta:page-count="7" meta:paragraph-count="154" meta:word-count="712" meta:character-count="4836" meta:non-whitespace-character-count="3896"/>
  </office:meta>
</office:document-meta>
</file>